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 Light" fo:font-weight="bold" officeooo:rsid="000bd8dd" officeooo:paragraph-rsid="000bd8d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libri Light" fo:font-weight="bold" officeooo:rsid="000bd8dd" officeooo:paragraph-rsid="000bd8d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alibri Light" fo:font-weight="bold" officeooo:rsid="000d3a0b" officeooo:paragraph-rsid="000d3a0b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alibri Light" fo:font-weight="bold" officeooo:rsid="000d3a0b" officeooo:paragraph-rsid="00105696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alibri Light" fo:font-weight="normal" officeooo:rsid="000bd8dd" officeooo:paragraph-rsid="000bd8dd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alibri Light" fo:font-weight="normal" officeooo:rsid="000d3a0b" officeooo:paragraph-rsid="000d3a0b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alibri Light" fo:font-weight="normal" officeooo:rsid="000d3a0b" officeooo:paragraph-rsid="000f6bb0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alibri Light" fo:font-weight="normal" officeooo:rsid="000d3a0b" officeooo:paragraph-rsid="00105696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alibri Light" fo:font-weight="normal" officeooo:rsid="000f6bb0" officeooo:paragraph-rsid="000f6bb0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alibri Light" fo:font-weight="normal" officeooo:rsid="0010f951" officeooo:paragraph-rsid="0010f951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alibri Light" fo:font-weight="normal" officeooo:rsid="0010f951" officeooo:paragraph-rsid="001259d7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666666" loext:opacity="100%" style:font-name="Calibri Light" fo:font-size="11pt" fo:font-weight="bold" officeooo:rsid="000bd8dd" officeooo:paragraph-rsid="000bd8dd" style:font-size-asian="11pt" style:font-weight-asian="bold" style:font-size-complex="11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666666" loext:opacity="100%" style:font-name="Calibri Light" fo:font-size="11pt" fo:font-weight="normal" officeooo:rsid="000d3a0b" officeooo:paragraph-rsid="00105696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666666" loext:opacity="100%" style:font-name="Calibri Light" fo:font-size="11pt" fo:font-weight="normal" officeooo:rsid="000d3a0b" officeooo:paragraph-rsid="000f6bb0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666666" loext:opacity="100%" style:font-name="Calibri Light" fo:font-size="11pt" fo:font-weight="normal" officeooo:rsid="0010f951" officeooo:paragraph-rsid="0010f951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alibri Light" fo:font-weight="normal" officeooo:rsid="00105696" officeooo:paragraph-rsid="00105696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alibri Light" fo:font-weight="normal" officeooo:rsid="000d3a0b" officeooo:paragraph-rsid="00105696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alibri Light" fo:font-weight="normal" officeooo:rsid="000d3a0b" officeooo:paragraph-rsid="000d3a0b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alibri Light" fo:font-weight="normal" officeooo:rsid="000d3a0b" officeooo:paragraph-rsid="001378a7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alibri Light" fo:font-weight="normal" officeooo:rsid="000d3a0b" officeooo:paragraph-rsid="000f6bb0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alibri Light" fo:font-weight="normal" officeooo:rsid="000d3a0b" officeooo:paragraph-rsid="0013dab0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alibri Light" fo:font-weight="normal" officeooo:rsid="000f6bb0" officeooo:paragraph-rsid="000f6bb0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Calibri Light" fo:font-weight="normal" officeooo:rsid="0010f951" officeooo:paragraph-rsid="001259d7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Calibri Light" fo:font-weight="bold" officeooo:rsid="000bd8dd" officeooo:paragraph-rsid="000bd8dd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666666" loext:opacity="100%" style:font-name="Calibri Light" fo:font-size="11pt" fo:font-weight="normal" officeooo:rsid="00105696" officeooo:paragraph-rsid="00105696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666666" loext:opacity="100%" style:font-name="Calibri Light" fo:font-size="11pt" fo:font-weight="normal" officeooo:rsid="000d3a0b" officeooo:paragraph-rsid="00105696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666666" loext:opacity="100%" style:font-name="Calibri Light" fo:font-size="11pt" fo:font-weight="normal" officeooo:rsid="000d3a0b" officeooo:paragraph-rsid="000d3a0b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666666" loext:opacity="100%" style:font-name="Calibri Light" fo:font-size="11pt" fo:font-weight="normal" officeooo:rsid="000d3a0b" officeooo:paragraph-rsid="001378a7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666666" loext:opacity="100%" style:font-name="Calibri Light" fo:font-size="11pt" fo:font-weight="normal" officeooo:rsid="000d3a0b" officeooo:paragraph-rsid="000f6bb0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666666" loext:opacity="100%" style:font-name="Calibri Light" fo:font-size="11pt" fo:font-weight="normal" officeooo:rsid="000d3a0b" officeooo:paragraph-rsid="0013dab0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666666" loext:opacity="100%" style:font-name="Calibri Light" fo:font-size="11pt" fo:font-weight="normal" officeooo:rsid="000f6bb0" officeooo:paragraph-rsid="000f6bb0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666666" loext:opacity="100%" style:font-name="Calibri Light" fo:font-size="11pt" fo:font-weight="normal" officeooo:rsid="000f6bb0" officeooo:paragraph-rsid="0013dab0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666666" loext:opacity="100%" style:font-name="Calibri Light" fo:font-size="11pt" fo:font-weight="normal" officeooo:rsid="0010f951" officeooo:paragraph-rsid="001259d7" style:font-size-asian="11pt" style:font-weight-asian="normal" style:font-size-complex="11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666666" loext:opacity="100%" style:font-name="Calibri Light" fo:font-size="11pt" fo:font-weight="bold" officeooo:rsid="000bd8dd" officeooo:paragraph-rsid="000bd8dd" style:font-size-asian="11pt" style:font-weight-asian="bold" style:font-size-complex="11pt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666666" loext:opacity="100%" style:font-name="Calibri Light" fo:font-size="11pt" fo:font-weight="bold" officeooo:rsid="000bd8dd" officeooo:paragraph-rsid="001378a7" style:font-size-asian="11pt" style:font-weight-asian="bold" style:font-size-complex="11pt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666666" loext:opacity="100%" style:font-name="Calibri Light" fo:font-size="11pt" fo:font-weight="bold" officeooo:rsid="001378a7" officeooo:paragraph-rsid="001378a7" style:font-size-asian="11pt" style:font-weight-asian="bold" style:font-size-complex="11pt" style:font-weight-complex="bold"/>
    </style:style>
    <style:style style:name="P3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666666" loext:opacity="100%" style:font-name="Calibri Light" fo:font-size="11pt" fo:font-weight="normal" officeooo:rsid="000d3a0b" officeooo:paragraph-rsid="000f6bb0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59d7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d3a0b" style:font-weight-asian="normal" style:font-weight-complex="normal"/>
    </style:style>
    <style:style style:name="T5" style:family="text">
      <style:text-properties fo:font-weight="normal" officeooo:rsid="000bd8dd" style:font-weight-asian="normal" style:font-weight-complex="normal"/>
    </style:style>
    <style:style style:name="T6" style:family="text">
      <style:text-properties fo:font-weight="normal" officeooo:rsid="00105696" style:font-weight-asian="normal" style:font-weight-complex="normal"/>
    </style:style>
    <style:style style:name="T7" style:family="text">
      <style:text-properties fo:font-weight="normal" officeooo:rsid="001378a7" style:font-weight-asian="normal" style:font-weight-complex="normal"/>
    </style:style>
    <style:style style:name="T8" style:family="text">
      <style:text-properties fo:font-weight="normal" officeooo:rsid="0013dab0" style:font-weight-asian="normal" style:font-weight-complex="normal"/>
    </style:style>
    <style:style style:name="T9" style:family="text">
      <style:text-properties officeooo:rsid="000ed162"/>
    </style:style>
    <style:style style:name="T10" style:family="text">
      <style:text-properties officeooo:rsid="000bd8dd"/>
    </style:style>
    <style:style style:name="T11" style:family="text">
      <style:text-properties officeooo:rsid="00105696"/>
    </style:style>
    <style:style style:name="T12" style:family="text">
      <style:text-properties officeooo:rsid="001259d7"/>
    </style:style>
    <style:style style:name="T13" style:family="text">
      <style:text-properties fo:color="#666666" loext:opacity="100%"/>
    </style:style>
    <style:style style:name="T14" style:family="text">
      <style:text-properties fo:color="#666666" loext:opacity="100%" fo:font-size="11pt" style:font-size-asian="11pt" style:font-size-complex="11pt"/>
    </style:style>
    <style:style style:name="T15" style:family="text">
      <style:text-properties fo:color="#666666" loext:opacity="100%" fo:font-size="11pt" officeooo:rsid="000ed162" style:font-size-asian="11pt" style:font-size-complex="11pt"/>
    </style:style>
    <style:style style:name="T16" style:family="text">
      <style:text-properties fo:color="#666666" loext:opacity="100%" fo:font-size="11pt" officeooo:rsid="001378a7" style:font-size-asian="11pt" style:font-size-complex="11pt"/>
    </style:style>
    <style:style style:name="T17" style:family="text">
      <style:text-properties fo:color="#666666" loext:opacity="100%" fo:font-size="11pt" officeooo:rsid="0013dab0" style:font-size-asian="11pt" style:font-size-complex="11pt"/>
    </style:style>
    <style:style style:name="T18" style:family="text">
      <style:text-properties fo:color="#666666" loext:opacity="100%" officeooo:rsid="001378a7"/>
    </style:style>
    <style:style style:name="T19" style:family="text">
      <style:text-properties officeooo:rsid="001378a7"/>
    </style:style>
    <style:style style:name="T20" style:family="text">
      <style:text-properties fo:color="#000000" loext:opacity="100%"/>
    </style:style>
    <style:style style:name="T21" style:family="text">
      <style:text-properties fo:color="#000000" loext:opacity="100%" officeooo:rsid="00105696"/>
    </style:style>
    <style:style style:name="T22" style:family="text">
      <style:text-properties fo:color="#000000" loext:opacity="100%" fo:font-size="12pt" style:font-size-asian="12pt" style:font-size-complex="12pt"/>
    </style:style>
    <style:style style:name="T23" style:family="text">
      <style:text-properties fo:color="#000000" loext:opacity="100%" fo:font-size="12pt" officeooo:rsid="00105696" style:font-size-asian="12pt" style:font-size-complex="12pt"/>
    </style:style>
    <style:style style:name="T24" style:family="text">
      <style:text-properties fo:font-size="11pt" officeooo:rsid="001378a7" style:font-size-asian="11pt" style:font-size-complex="11pt"/>
    </style:style>
    <style:style style:name="T25" style:family="text">
      <style:text-properties fo:font-size="11pt" officeooo:rsid="0013dab0" style:font-size-asian="11pt" style:font-size-complex="11pt"/>
    </style:style>
    <style:style style:name="T26" style:family="text">
      <style:text-properties officeooo:rsid="0013dab0"/>
    </style:style>
    <style:style style:name="T27" style:family="text">
      <style:text-properties officeooo:rsid="000d3a0b"/>
    </style:style>
    <style:style style:name="T28" style:family="text">
      <style:text-properties officeooo:rsid="0010f95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S POWERSHELL</text:p>
      <text:p text:style-name="P2"/>
      <text:p text:style-name="P5">Realiza los siguientes ejercicios en powershell a partir del documento <text:span text:style-name="T1">datos.txt</text:span>.</text:p>
      <text:p text:style-name="P1"/>
      <text:p text:style-name="P2">Ejercicio 1.- <text:span text:style-name="T3">Obtén la primera columna de datos, el nombre de los alumnos.</text:span></text:p>
      <text:p text:style-name="P2"><text:span text:style-name="T3"/></text:p>
      <text:p text:style-name="P5"><text:tab/><text:span text:style-name="T16">OPCIÓN 1</text:span></text:p>
      <text:p text:style-name="P12"><text:span text:style-name="T3"><text:tab/>get-content </text:span><text:span text:style-name="T4">datos</text:span><text:span text:style-name="T3">.txt | %{"$($_.SPLIT(" ")[0])"}</text:span></text:p>
      <text:p text:style-name="P12"><text:span text:style-name="T3"/></text:p>
      <text:p text:style-name="P12"><text:span text:style-name="T3"><text:tab/></text:span><text:span text:style-name="T7">OPCIÓN 2</text:span></text:p>
      <text:p text:style-name="P12"><text:span text:style-name="T7"><text:tab/>Import-Csv .\datos.txt -Delimiter " " -Header Nombre,Grado,Nota | Select Nombre</text:span></text:p>
      <text:p text:style-name="P5"/>
      <text:p text:style-name="P2">Ejercicio 2.-<text:span text:style-name="T3"> Obt</text:span><text:span text:style-name="T4">é</text:span><text:span text:style-name="T3">n la primera y la tercera columna de datos, el nombre y la nota de los alumnos.</text:span></text:p>
      <text:p text:style-name="P5"/>
      <text:p text:style-name="P35"><text:span text:style-name="T3"><text:tab/></text:span><text:span text:style-name="T7">OPCIÓN 1</text:span></text:p>
      <text:p text:style-name="P35"><text:span text:style-name="T3"><text:tab/>get-content </text:span><text:span text:style-name="T4">datos</text:span><text:span text:style-name="T3">.txt | %{"$($_.SPLIT(" ")[0,2])"}</text:span></text:p>
      <text:p text:style-name="P35"><text:span text:style-name="T3"/></text:p>
      <text:p text:style-name="P35"><text:span text:style-name="T3"><text:tab/></text:span><text:span text:style-name="T7">OPCIÓN 2</text:span></text:p>
      <text:p text:style-name="P36"><text:span text:style-name="T3"><text:tab/>Import-Csv .\datos.txt -Delimiter " " -Header Nombre,Grado,Nota | Select Nombre, Nota</text:span></text:p>
      <text:p text:style-name="P5"/>
      <text:p text:style-name="P4">Ejercicio <text:span text:style-name="T11">3</text:span>.-<text:span text:style-name="T3"> Obtén todas las columnas de datos de </text:span><text:span text:style-name="T6">la alumna con nombre “Nuria”</text:span><text:span text:style-name="T3">.</text:span></text:p>
      <text:p text:style-name="P8"><text:tab/></text:p>
      <text:p text:style-name="P8"><text:tab/><text:span text:style-name="T16">OPCIÓN 1</text:span></text:p>
      <text:p text:style-name="P13"><text:tab/>get-content datos.txt | select-string -pattern <text:span text:style-name="T11">Nuria</text:span></text:p>
      <text:p text:style-name="P13"/>
      <text:p text:style-name="P13"><text:tab/><text:span text:style-name="T19">OPCIÓN 2</text:span></text:p>
      <text:p text:style-name="P13"><text:tab/>Import-Csv .\datos.txt -Delimiter " " -Header Nombre,Grado,Nota | Select Nombre,Grado,Nota | where-<text:tab/>object {$_.Nombre -eq "Nuria"}</text:p>
      <text:p text:style-name="P3"/>
      <text:p text:style-name="P3">Ejercicio <text:span text:style-name="T11">4</text:span>.-<text:span text:style-name="T3"> Obtén tod</text:span><text:span text:style-name="T6">os los </text:span><text:span text:style-name="T3">datos de los alumnos del grado SMR.</text:span></text:p>
      <text:p text:style-name="P6"><text:tab/></text:p>
      <text:p text:style-name="P6"><text:tab/><text:span text:style-name="T16">OPCIÓN 1</text:span></text:p>
      <text:p text:style-name="P27"><text:tab/>get-content datos.txt | select-string -pattern smr</text:p>
      <text:p text:style-name="P27"><text:tab/></text:p>
      <text:p text:style-name="P27"><text:tab/><text:span text:style-name="T19">OPCIÓN 2</text:span></text:p>
      <text:p text:style-name="P27"><text:tab/>Import-Csv .\datos.txt -Delimiter " " -Header Nombre,Grado,Nota | Select Nombre,Grado,Nota | <text:tab/>where-<text:tab/>object {$_.Grado -eq "smr"}</text:p>
      <text:p text:style-name="P6"><text:tab/></text:p>
      <text:p text:style-name="P4">Ejercicio <text:span text:style-name="T11">5</text:span>.-<text:span text:style-name="T3"> Obtén </text:span><text:span text:style-name="T6">la </text:span><text:span text:style-name="T5">primera y la </text:span><text:span text:style-name="T6">tercera</text:span><text:span text:style-name="T5"> columna de datos, </text:span><text:span text:style-name="T3">nombre y </text:span><text:span text:style-name="T6">nota</text:span><text:span text:style-name="T3"> de los alumnos, </text:span><text:span text:style-name="T6">cuando la nota obtenida sea 8, 9 o 10.</text:span></text:p>
      <text:p text:style-name="P16"><text:tab/></text:p>
      <text:p text:style-name="P16"><text:tab/><text:span text:style-name="T16">OPCIÓN 1</text:span></text:p>
      <text:p text:style-name="P25"><text:tab/>get-content datos.txt | %{"$($_.SPLIT(" ")[0,2])"} | select-string -pattern 8,9,10</text:p>
      <text:p text:style-name="P25"/>
      <text:p text:style-name="P25"><text:tab/><text:span text:style-name="T19">OPCIÓN 2</text:span></text:p>
      <text:p text:style-name="P25"><text:tab/>Import-Csv .\datos.txt -Delimiter " " -Header Nombre,Grado,Nota | Select Nombre,Grado,Nota | where-<text:tab/>object {[int]$_.Nota -ge 8}</text:p>
      <text:p text:style-name="P25"><text:tab/></text:p>
      <text:p text:style-name="P8"/>
      <text:p text:style-name="P3">Ejercicio <text:span text:style-name="T12">6</text:span>.- <text:span text:style-name="T3"><text:s/></text:span><text:span text:style-name="T5">Obt</text:span><text:span text:style-name="T3">é</text:span><text:span text:style-name="T5">n la primera y la </text:span><text:span text:style-name="T3">segunda</text:span><text:span text:style-name="T5"> columna de datos, </text:span><text:span text:style-name="T3">nombre y grado de los alumnos, cuando los alumnos </text:span><text:span text:style-name="T8">NO </text:span><text:span text:style-name="T3">pertenezcan al grado de ASIR.</text:span></text:p>
      <text:p text:style-name="P6"/>
      <text:p text:style-name="P19"><text:tab/></text:p>
      <text:p text:style-name="P19"><text:soft-page-break/><text:tab/><text:span text:style-name="T18">OPCIÓN 1</text:span><text:span text:style-name="T13"><text:tab/></text:span></text:p>
      <text:p text:style-name="P27"><text:tab/>get-content datos.txt | %{"$($_.SPLIT(" ")[0,1])"} | select-string -NotMatch asir</text:p>
      <text:p text:style-name="P27"/>
      <text:p text:style-name="P27"><text:tab/><text:span text:style-name="T19">OPCIÓN 2</text:span></text:p>
      <text:p text:style-name="P28"><text:tab/>Import-Csv .\datos.txt -Delimiter " " -Header Nombre,Grado,Nota | Select Nombre,Grado | where-<text:tab/>object {$_.Grado -ne "asir"}</text:p>
      <text:p text:style-name="P6"/>
      <text:p text:style-name="P9"><text:span text:style-name="T1">Ejercicio </text:span><text:span text:style-name="T2">7</text:span><text:span text:style-name="T1">.-</text:span> Obtén la <text:span text:style-name="T10">primera y la </text:span>tercera<text:span text:style-name="T10"> columna de datos </text:span>(nombre y nota) del tercer alumno del fichero.</text:p>
      <text:p text:style-name="P9"/>
      <text:p text:style-name="P9"><text:tab/><text:span text:style-name="T17">OPCIÓN 1</text:span></text:p>
      <text:p text:style-name="P31"><text:tab/>get-content datos.txt | %{"$($_.SPLIT(" ")[0,2])"} | Select-Object -Index 2</text:p>
      <text:p text:style-name="P31"/>
      <text:p text:style-name="P31"><text:tab/><text:span text:style-name="T26">OPCIÓN 2</text:span></text:p>
      <text:p text:style-name="P32"><text:tab/><text:span text:style-name="T27">Import-Csv .\datos.txt -Delimiter " " -Header Nombre,Grado,Nota</text:span>| Select-Object -Index 2</text:p>
      <text:p text:style-name="P31"/>
      <text:p text:style-name="P7"><text:span text:style-name="T1">Ejercicio </text:span><text:span text:style-name="T2">8</text:span><text:span text:style-name="T1">.-</text:span> <text:span text:style-name="T9">Obtén el número de alumnos que pertenezcan al grado de DAM.</text:span></text:p>
      <text:p text:style-name="P7"><text:tab/></text:p>
      <text:p text:style-name="P7"><text:tab/><text:span text:style-name="T26">OPCIÓN 1</text:span></text:p>
      <text:p text:style-name="P7"><text:tab/>- <text:span text:style-name="T11">Realiza el ejercicio guardando el resultado en una variable</text:span></text:p>
      <text:p text:style-name="P7"><text:tab/><text:span text:style-name="T14">$</text:span><text:span text:style-name="T15">var</text:span><text:span text:style-name="T14">=get-content datos.txt | %{"$($_.SPLIT(" ")[1])"} | select-string -pattern smr</text:span></text:p>
      <text:p text:style-name="P14"><text:tab/><text:span text:style-name="T9">$var.count</text:span></text:p>
      <text:p text:style-name="P7"><text:tab/></text:p>
      <text:p text:style-name="P7"><text:tab/>- <text:span text:style-name="T11">Realiza el ejercicio sin guardar el resultado en una variable</text:span></text:p>
      <text:p text:style-name="P7"><text:tab/><text:span text:style-name="T15">(</text:span><text:span text:style-name="T14">get-content datos.txt | %{"$($_.SPLIT(" ")[1])"} | select-string -pattern smr</text:span><text:span text:style-name="T15">).count</text:span></text:p>
      <text:p text:style-name="P14"/>
      <text:p text:style-name="P21"><text:tab/></text:p>
      <text:p text:style-name="P21"><text:tab/><text:span text:style-name="T26">OPCIÓN 2</text:span></text:p>
      <text:p text:style-name="P21"><text:tab/>- <text:span text:style-name="T11">Realiza el ejercicio guardando el resultado en una variable</text:span></text:p>
      <text:p text:style-name="P21"><text:tab/><text:span text:style-name="T14">$</text:span><text:span text:style-name="T15">var</text:span><text:span text:style-name="T14">=Import-Csv .\datos.txt -Delimiter " " -Header Nombre,Grado,Nota | Select Nombre,Grado,Nota | <text:tab/>where-object {$_.Grado -eq "dam"}</text:span></text:p>
      <text:p text:style-name="P30"><text:tab/><text:span text:style-name="T9">$var.count</text:span></text:p>
      <text:p text:style-name="P30"/>
      <text:p text:style-name="P30"><text:tab/><text:span text:style-name="T22">- </text:span><text:span text:style-name="T23">Realiza el ejercicio sin guardar el resultado en una variable</text:span></text:p>
      <text:p text:style-name="P37">(Import-Csv .\datos.txt -Delimiter " " -Header Nombre,Grado,Nota | Select Nombre,Grado,Nota | where-object {$_.Grado -eq "dam"}).count</text:p>
      <text:p text:style-name="P7"/>
      <text:p text:style-name="P10"><text:span text:style-name="T1">Ejercicio </text:span><text:span text:style-name="T2">9</text:span><text:span text:style-name="T1">.-</text:span> Muestra los datos ordenados <text:span text:style-name="T12">por la nota de los alumnos (de mayor a menor nota)</text:span></text:p>
      <text:p text:style-name="P10"/>
      <text:p text:style-name="P15"><text:tab/>Import-Csv .\datos.txt -Delimiter " " -Header Nombre,Grado,Nota | sort <text:s/>{[int]$_.Nota} -Descending</text:p>
      <text:p text:style-name="P10"/>
      <text:p text:style-name="P11"><text:span text:style-name="T1">Ejercicio </text:span><text:span text:style-name="T2">10</text:span><text:span text:style-name="T1">.-</text:span> Muestra los datos ordenados <text:span text:style-name="T12">alfabéticamente por el nombre de los alumnos.</text:span></text:p>
      <text:p text:style-name="P11"/>
      <text:p text:style-name="P33"><text:tab/>Import-Csv .\datos.txt -Delimiter " " -Header Nombre,Grado,Nota | sort <text:s/>{[int]$_.Nota} -Descending</text:p>
      <text:p text:style-name="P33"/>
      <text:p text:style-name="P33"/>
      <text:p text:style-name="P33"/>
      <text:p text:style-name="P3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1T11:02:48.186000000</meta:creation-date>
    <dc:date>2022-04-22T14:04:13.727000000</dc:date>
    <meta:editing-duration>PT1H19M47S</meta:editing-duration>
    <meta:editing-cycles>5</meta:editing-cycles>
    <meta:generator>LibreOffice/7.0.6.2$Windows_X86_64 LibreOffice_project/144abb84a525d8e30c9dbbefa69cbbf2d8d4ae3b</meta:generator>
    <meta:document-statistic meta:table-count="0" meta:image-count="0" meta:object-count="0" meta:page-count="2" meta:paragraph-count="64" meta:word-count="475" meta:character-count="3327" meta:non-whitespace-character-count="2849"/>
  </office:meta>
</office:document-meta>
</file>